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0000001DC00000227D3D169746C75104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Helvetica Light*" svg:font-family="'Helvetica Light*'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line-height="200%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3" style:family="paragraph" style:parent-style-name="Text_20_body">
      <style:paragraph-properties fo:line-height="200%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</style:style>
    <style:style style:name="P4" style:family="paragraph" style:parent-style-name="Standard" style:master-page-name="MP0">
      <style:paragraph-properties fo:line-height="200%" style:page-number="auto" fo:break-before="page">
        <style:tab-stops>
          <style:tab-stop style:position="12cm" style:leader-style="solid" style:leader-text="_"/>
          <style:tab-stop style:position="15cm" style:leader-style="solid" style:leader-text="_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5" style:family="paragraph" style:parent-style-name="Textkörper" style:list-style-name="WWNum3">
      <style:paragraph-properties fo:margin-top="0.199cm" fo:margin-bottom="0.101cm" loext:contextual-spacing="false" fo:text-align="justify" style:justify-single-word="false"/>
      <style:text-properties fo:font-size="11pt" style:font-size-asian="11pt" style:font-size-complex="11pt"/>
    </style:style>
    <style:style style:name="P6" style:family="paragraph" style:parent-style-name="Textkörper" style:list-style-name="WWNum3">
      <style:paragraph-properties fo:margin-top="0.199cm" fo:margin-bottom="0.101cm" loext:contextual-spacing="false" fo:text-align="justify" style:justify-single-word="false"/>
    </style:style>
    <style:style style:name="P7" style:family="paragraph" style:parent-style-name="Textkörper">
      <style:paragraph-properties fo:margin-top="0.199cm" fo:margin-bottom="0.101cm" loext:contextual-spacing="false" fo:text-align="justify" style:justify-single-word="false"/>
      <style:text-properties fo:color="#2a6099" fo:font-size="11pt" officeooo:paragraph-rsid="00180a24" style:font-size-asian="11pt" style:font-size-complex="11pt"/>
    </style:style>
    <style:style style:name="T1" style:family="text">
      <style:text-properties style:font-name="Helvetica Light*" style:font-name-complex="Helvetica Light*"/>
    </style:style>
    <style:style style:name="T2" style:family="text">
      <style:text-properties style:font-name="Helvetica Light*" fo:font-size="11pt" style:font-size-asian="11pt" style:font-name-complex="Helvetica Light*"/>
    </style:style>
    <style:style style:name="T3" style:family="text">
      <style:text-properties style:font-name="Helvetica Light*" fo:font-size="11pt" fo:font-weight="bold" style:font-size-asian="11pt" style:font-weight-asian="bold" style:font-name-complex="Helvetica Light*"/>
    </style:style>
    <style:style style:name="T4" style:family="text">
      <style:text-properties style:font-name="Helvetica" fo:font-weight="bold" style:font-weight-asian="bold" style:font-name-complex="Helvetica"/>
    </style:style>
    <style:style style:name="T5" style:family="text">
      <style:text-properties style:font-name="Arial" fo:font-size="11pt" style:font-name-asian="Arial" style:font-size-asian="11pt" style:font-name-complex="Arial" style:font-size-complex="11pt"/>
    </style:style>
    <style:style style:name="T6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0099" fo:font-size="11pt" style:font-size-asian="11pt" style:font-size-complex="11pt"/>
    </style:style>
    <style:style style:name="T10" style:family="text">
      <style:text-properties fo:color="#000099" fo:font-size="10pt" style:font-size-asian="10pt" style:font-size-complex="10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">Cognoms i Nom:<text:tab/>Data:__________</text:p>
      <text:p text:style-name="Text_20_body"><text:span text:style-name="Fuente_20_de_20_párrafo_20_predeter."><text:span text:style-name="T5">Descarrega el fitxer </text:span></text:span><text:span text:style-name="Fuente_20_de_20_párrafo_20_predeter."><text:span text:style-name="T6">companies_small.json</text:span></text:span><text:span text:style-name="Fuente_20_de_20_párrafo_20_predeter."><text:span text:style-name="T5"> que trobaràs al moodle i importa el seu contingut al teu servidor de mongo local fent servir la següent sentència:</text:span></text:span></text:p>
      <text:p text:style-name="Text_20_body"/>
      <text:p text:style-name="Text_20_body"><text:span text:style-name="Fuente_20_de_20_párrafo_20_predeter."><text:span text:style-name="T5">$ mongoimport -d empreses -c companies &lt;path to companies.json&gt;</text:span></text:span></text:p>
      <text:p text:style-name="P3"><text:span text:style-name="Fuente_20_de_20_párrafo_20_predeter."><text:span text:style-name="T5">S'importaran 2140 documents.</text:span></text:span></text:p>
      <text:p text:style-name="P3"><text:span text:style-name="Fuente_20_de_20_párrafo_20_predeter."><text:span text:style-name="T7">A continuació, indica les queries per resoldre les següents preguntes:</text:span></text:span></text:p>
      <text:list xml:id="list4069602798" text:style-name="WWNum3">
        <text:list-item text:start-value="1">
          <text:p text:style-name="P5">Llista el nom (name), web (homepage_url) i descripció de les empreses fundades l'any 2008 que siguin de la categoria (category_code) games_video. Ordena el resultat alfabèticament per nom.</text:p>
        </text:list-item>
        <text:list-item>
          <text:p text:style-name="P5">Troba l'empresa amb més empleats. Mostra només el nom, web, descripció i número d'empleats (number_of_employees)</text:p>
        </text:list-item>
        <text:list-item>
          <text:p text:style-name="P5">Quantes empreses tenim amb instal·lades (countries) a Gran Bretanya (GBR) o Espanya (ESP) amb un número de empleats entre 50 i 500.</text:p>
        </text:list-item>
        <text:list-item>
          <text:p text:style-name="P5">Llista les diferents categories (category_code) que tenim.</text:p>
        </text:list-item>
      </text:list>
      <text:p text:style-name="P7">db.companies.distinct("category_code")</text:p>
      <text:list xml:id="list151554868356794" text:continue-numbering="true" text:style-name="WWNum3">
        <text:list-item>
          <text:p text:style-name="P5">Llista les empreses que tinguin entre 100 i 200 empleats, ordenades per número d'empleats descendent i per nom ascendent. Al resultat mostra només el nom i el número d'empleats.</text:p>
        </text:list-item>
        <text:list-item>
          <text:p text:style-name="P5">Troba les empreses situades a Espanya (ESP) etiquetades com a mobile (trobaràs la llista d'etiquetes a tag_list)</text:p>
        </text:list-item>
        <text:list-item>
          <text:p text:style-name="P5">Empreses amb la web acabada en .uk i que tenen seu a més d'un pais.</text:p>
        </text:list-item>
        <text:list-item>
          <text:p text:style-name="P5">Empreses que tenen seu a USA i Mexic (MEX) com a mínim. Han de tenir seu com a mínim als dos països.</text:p>
        </text:list-item>
        <text:list-item>
          <text:p text:style-name="P5">Quantes empreses hi ha per categoria? Mostra les categories i el nombre d'empreses per cada categoria per aquelles categories per les que hi ha més de 10 empreses.</text:p>
        </text:list-item>
        <text:list-item>
          <text:p text:style-name="P5">Per cada pais, mostra el número d'empreses que tenen seu i la mitjana d'empleats.</text:p>
        </text:list-item>
        <text:list-item>
          <text:p text:style-name="P5"><text:s/>Troba quin és el país més empreses.</text:p>
        </text:list-item>
        <text:list-item>
          <text:p text:style-name="P6"><text:span text:style-name="Fuente_20_de_20_párrafo_20_predeter."><text:span text:style-name="T8">Per les empreses de USA calcula les següents dades per categoria: nombre d'empreses, màxim número d'empleats i màxim dels diners que han aconseguit per finançar-se (total_money_raised). Ordena per categoria ascendent.</text:span></text:span><text:span text:style-name="Fuente_20_de_20_párrafo_20_predeter."><text:span text:style-name="T9"><text:tab/></text:span></text:span><text:span text:style-name="Fuente_20_de_20_párrafo_20_predeter."><text:span text:style-name="T10"><text:tab/></text:span></text:span></text:p>
        </text:list-item>
        <text:list-item>
          <text:p text:style-name="P6"><text:span text:style-name="Fuente_20_de_20_párrafo_20_predeter."><text:span text:style-name="T8">Agrupa les empreses amb el nom acabat en Z o per Y per país i categoria. Mostra només les combinacions de pais i categoria que tenen més de 2 empreses. Ordena el resultat per nombre d'empreses descendent i pais i categoria ascendent.</text:span></text:span><text:span text:style-name="Fuente_20_de_20_párrafo_20_predeter."><text:span text:style-name="T10"><text:tab/><text:tab/><text:tab/></text:span></text:span></text:p>
        </text:list-item>
        <text:list-item>
          <text:p text:style-name="P5">Classifica les empreses creades l'any 2010 per categories i per cada categoria genera una llista amb els noms de les empreses de la categoria.</text:p>
        </text:list-item>
        <text:list-item>
          <text:p text:style-name="P6"><text:soft-page-break/><text:span text:style-name="Fuente_20_de_20_párrafo_20_predeter."><text:span text:style-name="T8">Per aquelles empreses que tenen el número d'empleats a null modifica'l i posa'l a 0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Helvetica Light*" svg:font-family="'Helvetica Light*'" style:font-family-generic="system" style:font-pitch="variable"/>
    <style:font-face style:name="Helvetica" svg:font-family="Helvetica, Arial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ejaVu Sans Condensed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ejaVu Sans Condensed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style:font-name-complex="DejaVu Sans Condensed" style:font-family-complex="'DejaVu Sans Condensed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ejaVu Sans Condensed" style:font-family-complex="'DejaVu Sans Condensed'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ejaVu Sans Condensed" style:font-family-complex="'DejaVu Sans Condensed'" style:font-family-generic-complex="swiss" style:font-pitch-complex="variable"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Footnote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 loext:hyphenation-no-caps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extkörper" style:family="paragraph" style:parent-style-name="Standard">
      <style:paragraph-properties fo:margin-left="3.332cm" fo:margin-right="0cm" fo:hyphenation-ladder-count="no-limit" fo:text-indent="-0.635cm" style:auto-text-indent="false">
        <style:tab-stops/>
      </style:paragraph-properties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Default" style:family="paragraph">
      <style:paragraph-properties fo:hyphenation-ladder-count="no-limit"/>
      <style:text-properties fo:color="#000000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>
      <style:text-properties fo:font-size="12pt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ncabezado_20_Car1" style:display-name="Encabezado Car1" style:family="text" style:parent-style-name="Fuente_20_de_20_párrafo_20_predeter.">
      <style:text-properties style:font-name-complex="Mangal" style:font-family-complex="Mangal" style:font-family-generic-complex="system" style:font-pitch-complex="variable" style:font-size-complex="10.5pt"/>
    </style:style>
    <style:style style:name="Pie_20_de_20_página_20_Car1" style:display-name="Pie de página Car1" style:family="text" style:parent-style-name="Fuente_20_de_20_párrafo_20_predeter.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style:num-suffix=") 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T1" style:family="text">
      <style:text-properties style:font-name="Helvetica Light*" style:font-name-complex="Helvetica Light*"/>
    </style:style>
    <style:style style:name="MT2" style:family="text">
      <style:text-properties style:font-name="Helvetica Light*" fo:font-size="11pt" style:font-size-asian="11pt" style:font-name-complex="Helvetica Light*"/>
    </style:style>
    <style:style style:name="MT3" style:family="text">
      <style:text-properties style:font-name="Helvetica" fo:font-weight="bold" style:font-weight-asian="bold" style:font-name-complex="Helvetica"/>
    </style:style>
    <style:style style:name="MT4" style:family="text">
      <style:text-properties style:font-name="Helvetica Light*" fo:font-size="11pt" fo:font-weight="bold" style:font-size-asian="11pt" style:font-weight-asian="bold" style:font-name-complex="Helvetica Light*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àfics1" text:anchor-type="paragraph" svg:x="2.064cm" svg:y="1.164cm" svg:width="0.709cm" style:rel-width="scale" svg:height="0.815cm" style:rel-height="scale" draw:z-index="1"><draw:image xlink:href="Pictures/10000200000001DC00000227D3D169746C751043.png" xlink:type="simple" xlink:show="embed" xlink:actuate="onLoad" loext:mime-type="image/png"/></draw:frame><text:span text:style-name="Fuente_20_de_20_párrafo_20_predeter."><text:span text:style-name="MT1">Generalitat de Catalunya<text:tab/></text:span></text:span></text:p>
        <text:p text:style-name="MP1"><text:span text:style-name="Fuente_20_de_20_párrafo_20_predeter."><text:span text:style-name="MT1">Departament d’Ensenyament <text:tab/></text:span></text:span><text:span text:style-name="Fuente_20_de_20_párrafo_20_predeter."><text:span text:style-name="MT2">M2: GESTIÓ DE BASES DE DADES.</text:span></text:span></text:p>
        <text:p text:style-name="MP1"><text:span text:style-name="Fuente_20_de_20_párrafo_20_predeter."><text:span text:style-name="MT3">Institut Marianao<text:tab/></text:span></text:span><text:span text:style-name="Fuente_20_de_20_párrafo_20_predeter."><text:span text:style-name="MT4">UF4: BD NO SQL - MONGODB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ESD</meta:initial-creator>
    <meta:creation-date>2015-06-11T18:21:00Z</meta:creation-date>
    <dc:date>2024-02-26T15:15:53.343689453</dc:date>
    <meta:print-date>2014-11-06T15:33:00Z</meta:print-date>
    <meta:editing-cycles>40</meta:editing-cycles>
    <meta:editing-duration>PT3H56M13S</meta:editing-duration>
    <meta:document-statistic meta:table-count="0" meta:image-count="1" meta:object-count="0" meta:page-count="2" meta:paragraph-count="24" meta:word-count="399" meta:character-count="2450" meta:non-whitespace-character-count="20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